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4016in"/>
    </style:style>
    <style:style style:name="co5" style:family="table-column">
      <style:table-column-properties fo:break-before="auto" style:column-width="3.3772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76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12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32" style:family="table-cell" style:parent-style-name="Default">
      <style:text-properties fo:font-size="6pt" style:font-size-asian="6pt" style:font-size-complex="6pt"/>
    </style:style>
    <style:style style:name="ce33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5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ork Cell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1" office:value-type="string" calcext:value-type="string">
            <text:p>Name</text:p>
          </table:table-cell>
          <table:table-cell table:style-name="ce18" office:value-type="string" calcext:value-type="string">
            <text:p>Status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Quant.</text:p>
          </table:table-cell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Price</text:p>
          </table:table-cell>
          <table:table-cell table:style-name="ce21" office:value-type="string" calcext:value-type="string">
            <text:p>Merchant</text:p>
          </table:table-cell>
          <table:table-cell table:style-name="ce31" office:value-type="string" calcext:value-type="string">
            <text:p>P#</text:p>
          </table:table-cell>
          <table:table-cell table:style-name="ce27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General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Camera Moun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S11 Camera Mount Desk Stand with Auxiliary Holding Arm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50" calcext:value-type="currency">
            <text:p>$50.00</text:p>
          </table:table-cell>
          <table:table-cell table:style-name="ce28" table:formula="of:=[.G7]*[.F7]" office:value-type="currency" office:currency="USD" office:value="100" calcext:value-type="currency">
            <text:p>$100.00</text:p>
          </table:table-cell>
          <table:table-cell office:value-type="string" calcext:value-type="string">
            <text:p>Amazon</text:p>
          </table:table-cell>
          <table:table-cell/>
          <table:table-cell table:style-name="ce33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 calcext:value-type="string">
            <text:p>USB Hub 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ABRENT 10-Port 60W USB 3.0 Hub with Individual Power Switches and LEDs Includes 60W 12V/5A Power Adapter (HB-BU10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0" calcext:value-type="currency">
            <text:p>$60.00</text:p>
          </table:table-cell>
          <table:table-cell table:style-name="ce28" table:formula="of:=[.G8]*[.F8]" office:value-type="currency" office:currency="USD" office:value="60" calcext:value-type="currency">
            <text:p>$6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Cable Ties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Rustark 50Pcs 2 Sizes Adjustable Self-Adhesive Nylon Cable Straps Cable Ties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1" calcext:value-type="currency">
            <text:p>$11.00</text:p>
          </table:table-cell>
          <table:table-cell table:style-name="ce28" table:formula="of:=[.G9]*[.F9]" office:value-type="currency" office:currency="USD" office:value="11" calcext:value-type="currency">
            <text:p>$1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USB C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B C to USB C 3.1 Gen 2 Cable 10ft, Fasgear 10Gbps 100W(20V/5A)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8" calcext:value-type="currency">
            <text:p>$18.00</text:p>
          </table:table-cell>
          <table:table-cell table:style-name="ce28" table:formula="of:=[.G10]*[.F10]" office:value-type="currency" office:currency="USD" office:value="36" calcext:value-type="currency">
            <text:p>$3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8" office:value-type="string" calcext:value-type="string">
            <text:p>Heat-set N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eat-Set Inserts for Plastic, Brass, 1/4"-20 Thread Size, 0.312" Installed Length, 50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.39" calcext:value-type="currency">
            <text:p>$19.39</text:p>
          </table:table-cell>
          <table:table-cell table:style-name="ce28" table:formula="of:=[.G11]*[.F11]" office:value-type="currency" office:currency="USD" office:value="19.39" calcext:value-type="currency">
            <text:p>$19.39</text:p>
          </table:table-cell>
          <table:table-cell office:value-type="string" calcext:value-type="string">
            <text:p>McMaster</text:p>
          </table:table-cell>
          <table:table-cell/>
          <table:table-cell office:value-type="string" calcext:value-type="string">
            <text:p><text:a xlink:href="https://www.mcmaster.com/heat-sets/thread-size~1-4-20/" xlink:type="simple">https://www.mcmaster.com/heat-sets/thread-size~1-4-20/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ire Rack</text:p>
          </table:table-cell>
          <table:covered-table-cell table:style-name="ce8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Wire Rack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ISupply Wall Mount Electrical Wire Spool Rack Hold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9" calcext:value-type="currency">
            <text:p>$69.00</text:p>
          </table:table-cell>
          <table:table-cell table:style-name="ce28" table:formula="of:=[.G15]*[.F15]" office:value-type="currency" office:currency="USD" office:value="69" calcext:value-type="currency">
            <text:p>$6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Lighting</text:p>
          </table:table-cell>
          <table:covered-table-cell table:style-name="ce8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8" office:value-type="string" calcext:value-type="string">
            <text:p>Main Ligh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0" calcext:value-type="currency">
            <text:p>$140.00</text:p>
          </table:table-cell>
          <table:table-cell table:style-name="ce28" table:formula="of:=[.G19]*[.F19]" office:value-type="currency" office:currency="USD" office:value="140" calcext:value-type="currency">
            <text:p>$14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 calcext:value-type="string">
            <text:p>Small Ligh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2" calcext:value-type="currency">
            <text:p>$52.00</text:p>
          </table:table-cell>
          <table:table-cell table:style-name="ce28" table:formula="of:=[.G20]*[.F20]" office:value-type="currency" office:currency="USD" office:value="52" calcext:value-type="currency">
            <text:p>$5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Diffus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LED Light Panel Softbox for 660/530/480 LED Light - Outer 16.3'' x 6.5'', Inner 9.8'' x 8.7'', Foldable Light Diffus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83" calcext:value-type="currency">
            <text:p>$83.00</text:p>
          </table:table-cell>
          <table:table-cell table:style-name="ce28" table:formula="of:=[.G21]*[.F21]" office:value-type="currency" office:currency="USD" office:value="83" calcext:value-type="currency">
            <text:p>$83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7TJWJ9YX/ref=ewc_pr_img_2?smid=A3D1N8C7CDOTVA&amp;th=1" xlink:type="simple">https://www.amazon.com/gp/product/B07TJWJ9YX/ref=ewc_pr_img_2?smid=A3D1N8C7CDOTVA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Super Clamp w magic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Camera Clamp Mount Monitor 360° Ballhead Magic Arm Double Ball Head Adapter with 1/4"-20 &amp; 3/8" 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2]*[.F22]" office:value-type="currency" office:currency="USD" office:value="32" calcext:value-type="currency">
            <text:p>$3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Super Clam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1/4 and 3/8 Thread Clip 2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23]*[.F23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Studio Light Boom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iFongsh 51"/130cm Adjustable Wall Mount Triangle Boom Arm with 9.8"/25cm Metal Flexible Tube Arm, Support 180° Rotation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70" calcext:value-type="currency">
            <text:p>$70.00</text:p>
          </table:table-cell>
          <table:table-cell table:style-name="ce28" table:formula="of:=[.G24]*[.F24]" office:value-type="currency" office:currency="USD" office:value="70" calcext:value-type="currency">
            <text:p>$7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8" office:value-type="string" calcext:value-type="string">
            <text:p>Latching Push Button – 12m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6pcs Latching Push Button Switch 12V LED Blue Waterproof ON Off Maintain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8]*[.F28]" office:value-type="currency" office:currency="USD" office:value="16" calcext:value-type="currency">
            <text:p>$1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Momentary Push Button – 12mm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2 Volt Momentary Push Button Switch Waterproof Blue L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29]*[.F29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able Trey</text:p>
          </table:table-cell>
          <table:table-cell office:value-type="string" calcext:value-type="string">
            <text:p>Buy</text:p>
          </table:table-cell>
          <table:table-cell table:style-name="ce26" office:value-type="string" calcext:value-type="string">
            <text:p>Under Desk Cable Management Tray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0]*[.F30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 table:style-name="ce32"/>
          <table:table-cell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able C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le Management 96'' J Channel-6 Pack Cord Cov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" calcext:value-type="currency">
            <text:p>$19.00</text:p>
          </table:table-cell>
          <table:table-cell table:style-name="ce28" table:formula="of:=[.G31]*[.F31]" office:value-type="currency" office:currency="USD" office:value="19" calcext:value-type="currency">
            <text:p>$1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hain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tainless Steel Chain, Lsqurel (1/8in-13ft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7" calcext:value-type="currency">
            <text:p>$17.00</text:p>
          </table:table-cell>
          <table:table-cell table:style-name="ce28" table:formula="of:=[.G32]*[.F32]" office:value-type="currency" office:currency="USD" office:value="17" calcext:value-type="currency">
            <text:p>$17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Stainless-Lsqurel-Utility-Outdoor-8in-6-5ft/dp/B085G2N3V1/ref=sr_1_16?crid=7S3S6MHB68AX&amp;keywords=chain&amp;qid=1670453124&amp;s=industrial&amp;sprefix=chain%2Cindustrial%2C111&amp;sr=1-16&amp;th=1" xlink:type="simple">https://www.amazon.com/Stainless-Lsqurel-Utility-Outdoor-8in-6-5ft/dp/B085G2N3V1/ref=sr_1_16?crid=7S3S6MHB68AX&amp;keywords=chain&amp;qid=1670453124&amp;s=industrial&amp;sprefix=chain%2Cindustrial%2C111&amp;sr=1-16&amp;th=1</text:a>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Push Button B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lectrical Project Enclosure Durable DIY Electronic Project Box Grey 9.84 x 3.15 x 2.76 inch (250 x 80 x 70 mm)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33]*[.F33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34]*[.F3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Fabric – Samples</text:p>
          </table:table-cell>
          <table:covered-table-cell table:style-name="ce8"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ongee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6]*[.F36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ON1127</text:p>
          </table:table-cell>
          <table:table-cell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anne Velvet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7]*[.F37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VEL1127</text:p>
          </table:table-cell>
          <table:table-cell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3.8 Oz Black Woven Poly Spandex Fabric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8]*[.F38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OFS-105</text:p>
          </table:table-cell>
          <table:table-cell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ITY Knit Stretch Jersey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9]*[.F39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ITYBLA</text:p>
          </table:table-cell>
          <table:table-cell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Jefferson Linen Black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0]*[.F40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JEFBLA</text:p>
          </table:table-cell>
          <table:table-cell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1]*[.F4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2]*[.F4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3]*[.F4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4]*[.F4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5]*[.F4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6]*[.F4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7]*[.F4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18"/>
          <table:table-cell table:style-name="ce21"/>
          <table:table-cell table:style-name="ce18" office:value-type="string" calcext:value-type="string">
            <text:p><text:s text:c="2"/></text:p>
          </table:table-cell>
          <table:table-cell table:style-name="ce21"/>
          <table:table-cell table:style-name="ce27"/>
          <table:table-cell table:style-name="ce27" office:value-type="string" calcext:value-type="string">
            <text:p>Total</text:p>
          </table:table-cell>
          <table:table-cell table:style-name="ce12" table:formula="of:=SUM([.H7:.H47])" office:value-type="currency" office:currency="USD" office:value="804.39" calcext:value-type="currency">
            <text:p>$804.39</text:p>
          </table:table-cell>
          <table:table-cell table:style-name="ce21"/>
          <table:table-cell table:style-name="ce31"/>
          <table:table-cell table:style-name="ce27"/>
          <table:table-cell table:number-columns-repeated="101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09:37:15.67001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2T09:46:58.300193733</dc:date>
    <meta:editing-duration>PT19H54M10S</meta:editing-duration>
    <meta:editing-cycles>8</meta:editing-cycles>
    <meta:generator>LibreOffice/6.4.7.2$Linux_X86_64 LibreOffice_project/40$Build-2</meta:generator>
    <meta:document-statistic meta:table-count="1" meta:cell-count="215" meta:object-count="0"/>
  </office:meta>
</office:document-meta>
</file>